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styles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content.xml" manifest:media-type="text/xml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5f5f5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finito-title">
      <style:graphic-properties fo:min-height="2.129cm" loext:decorative="false"/>
      <style:paragraph-properties style:writing-mode="lr-tb"/>
    </style:style>
    <style:style style:name="pr2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5" style:family="presentation" style:parent-style-name="Predefinito-title">
      <style:graphic-properties fo:min-height="3.151cm" loext:decorative="false"/>
      <style:paragraph-properties style:writing-mode="lr-tb"/>
    </style:style>
    <style:style style:name="pr6" style:family="presentation" style:parent-style-name="Predefinito-title">
      <style:graphic-properties fo:min-height="1.576cm" loext:decorative="false"/>
      <style:paragraph-properties style:writing-mode="lr-tb"/>
    </style:style>
    <style:style style:name="pr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0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1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2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0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1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2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0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1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2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0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1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2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1" style:family="paragraph">
      <style:text-properties fo:background-color="#ffff00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background-color="#ffff00"/>
    </style:style>
    <style:style style:name="T1" style:family="text">
      <style:text-properties fo:font-size="42pt" fo:background-color="#ffff00" style:font-size-asian="42pt" style:font-size-complex="4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0pt" fo:background-color="#ffff00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129cm" svg:x="1.301cm" svg:y="0cm" presentation:class="title" presentation:user-transformed="true">
          <draw:text-box>
            <text:p><text:span text:style-name="T1">Gemini 2.0 Flash</text:span></text:p>
          </draw:text-box>
        </draw:frame>
        <draw:frame draw:style-name="gr1" draw:layer="layout" svg:width="28.004cm" svg:height="13.538cm" svg:x="0.034cm" svg:y="2.21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129cm" svg:x="1.301cm" svg:y="0cm" presentation:class="title" presentation:user-transformed="true">
          <draw:text-box>
            <text:p text:style-name="P3"><text:span text:style-name="T1">Llama 3.2 3B</text:span></text:p>
          </draw:text-box>
        </draw:frame>
        <draw:frame draw:style-name="gr1" draw:layer="layout" svg:width="28.008cm" svg:height="12.983cm" svg:x="0.038cm" svg:y="2.68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3" draw:text-style-name="P5" draw:layer="layout" svg:width="28cm" svg:height="1.051cm" svg:x="-0.5cm" svg:y="-3.5cm" presentation:class="title" presentation:user-transformed="true">
          <draw:text-box>
            <text:p text:style-name="P4"><text:span text:style-name="T2">Impact of Prompting Strategies on Cumulative Accuracy by Problem Catego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129cm" svg:x="1.301cm" svg:y="0cm" presentation:class="title" presentation:user-transformed="true">
          <draw:text-box>
            <text:p text:style-name="P3"><text:span text:style-name="T1">Gemma 3 4B</text:span></text:p>
          </draw:text-box>
        </draw:frame>
        <draw:frame draw:style-name="gr1" draw:layer="layout" svg:width="28.008cm" svg:height="12.983cm" svg:x="0.038cm" svg:y="2.68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4" draw:text-style-name="P5" draw:layer="layout" svg:width="28cm" svg:height="1.051cm" svg:x="0.5cm" svg:y="-3.551cm" presentation:class="title" presentation:user-transformed="true">
          <draw:text-box>
            <text:p text:style-name="P4"><text:span text:style-name="T2">Impact of Prompting Strategies on Cumulative Accuracy by Problem Catego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office:forms form:automatic-focus="false" form:apply-design-mode="false"/>
        <draw:frame presentation:style-name="pr5" draw:text-style-name="P6" draw:layer="layout" svg:width="26.5cm" svg:height="3.151cm" svg:x="0.5cm" svg:y="2.213cm" presentation:class="title" presentation:user-transformed="true">
          <draw:text-box>
            <text:p text:style-name="P3"><text:span text:style-name="T3">The data in the graphs can be found in Results/Benchmark_results.od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1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7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1</text:span></text:p>
          </draw:text-box>
        </draw:frame>
        <draw:frame draw:style-name="gr1" draw:layer="layout" svg:width="28.005cm" svg:height="14.122cm" svg:x="-0.018cm" svg:y="1.632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2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9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2</text:span></text:p>
          </draw:text-box>
        </draw:frame>
        <draw:frame draw:style-name="gr1" draw:layer="layout" svg:width="28.005cm" svg:height="14.122cm" svg:x="-0.018cm" svg:y="1.58cm" presentation:class="char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10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3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1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3</text:span></text:p>
          </draw:text-box>
        </draw:frame>
        <draw:frame draw:style-name="gr1" draw:layer="layout" svg:width="28.005cm" svg:height="14.122cm" svg:x="-0.018cm" svg:y="1.564cm" presentation:class="char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2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4</text:span></text:p>
          </draw:text-box>
        </draw:frame>
        <draw:frame draw:style-name="gr1" draw:layer="layout" svg:width="28.005cm" svg:height="14.122cm" svg:x="-0.018cm" svg:y="1.684cm" presentation:class="char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3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4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14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5</text:span></text:p>
          </draw:text-box>
        </draw:frame>
        <draw:frame draw:style-name="gr1" draw:layer="layout" svg:width="28.005cm" svg:height="14.122cm" svg:x="-0.018cm" svg:y="1.667cm" presentation:class="char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5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5</text:span></text:p>
          </draw:text-box>
        </draw:frame>
        <draw:frame draw:style-name="gr1" draw:layer="layout" svg:width="28.005cm" svg:height="14.122cm" svg:x="-0.018cm" svg:y="1.615cm" presentation:class="char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6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6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7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1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18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1</text:span></text:p>
          </draw:text-box>
        </draw:frame>
        <draw:frame draw:style-name="gr1" draw:layer="layout" svg:width="28.005cm" svg:height="14.122cm" svg:x="-0.018cm" svg:y="1.563cm" presentation:class="chart" presentation:user-transformed="true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9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2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20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2</text:span></text:p>
          </draw:text-box>
        </draw:frame>
        <draw:frame draw:style-name="gr1" draw:layer="layout" svg:width="28.005cm" svg:height="14.122cm" svg:x="-0.018cm" svg:y="1.598cm" presentation:class="chart" presentation:user-transformed="true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21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3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22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3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23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4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4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4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presentation:style-name="pr25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5</text:span></text:p>
          </draw:text-box>
        </draw:frame>
        <draw:frame draw:style-name="gr1" draw:layer="layout" svg:width="28.005cm" svg:height="14.122cm" svg:x="-0.018cm" svg:y="1.551cm" presentation:class="chart" presentation:user-transformed="true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26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5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27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6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presentation:style-name="pr28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6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presentation:style-name="pr29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1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30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1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presentation:style-name="pr31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2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32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2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presentation:style-name="pr33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3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34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3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presentation:style-name="pr35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4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presentation:style-name="pr36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4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37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5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38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6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presentation:style-name="pr39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6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40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7</text:span></text:p>
          </draw:text-box>
        </draw:frame>
        <draw:frame draw:style-name="gr1" draw:layer="layout" svg:width="28.005cm" svg:height="14.122cm" svg:x="0cm" svg:y="1.878cm" presentation:class="chart" presentation:user-transformed="true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41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7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presentation:style-name="pr42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8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43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8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presentation:style-name="pr44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9</text:span></text:p>
          </draw:text-box>
        </draw:frame>
        <draw:frame draw:style-name="gr1" draw:layer="layout" svg:width="28.005cm" svg:height="14.122cm" svg:x="0cm" svg:y="1.878cm" presentation:class="chart" presentation:user-transformed="true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presentation:style-name="pr45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9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presentation:style-name="pr46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10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presentation:style-name="pr47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10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8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6T16:11:19.625142300</meta:creation-date>
    <dc:date>2025-09-11T13:42:05.925438500</dc:date>
    <meta:editing-duration>PT8H19M36S</meta:editing-duration>
    <meta:editing-cycles>133</meta:editing-cycles>
    <meta:generator>LibreOffice/25.2.5.2$Windows_X86_64 LibreOffice_project/03d19516eb2e1dd5d4ccd751a0d6f35f35e08022</meta:generator>
    <meta:document-statistic meta:object-count="24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5cm" svg:height="13.539cm" xlink:href="." xlink:type="simple" chart:class="chart:bar" chart:style-name="ch1">
        <chart:legend chart:legend-position="end" svg:x="0.241cm" svg:y="6.435cm" style:legend-expansion="custom" svg:width="2.495cm" svg:height="3.244cm" style:legend-expansion-aspect-ratio="0.769112207151665" chart:style-name="ch2"/>
        <chart:plot-area chart:style-name="ch3" svg:x="2.321cm" svg:y="0.2cm" svg:width="25.416cm" svg:height="13.123cm">
          <chart:coordinate-region svg:x="3.811cm" svg:y="0.399cm" svg:width="23.926cm" svg:height="9.103cm"/>
          <chart:axis chart:dimension="x" chart:name="primary-x" chart:style-name="ch4" chartooo:axis-type="auto">
            <chartooo:date-scale/>
            <chart:title svg:x="12.859cm" svg:y="12.835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7cm" svg:y="5.953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33.3">
                <text:p>33.3</text:p>
              </table:table-cell>
              <table:table-cell office:value-type="float" office:value="70.1">
                <text:p>70.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63.7">
                <text:p>63.7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100">
                <text:p>100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17.4">
                <text:p>17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  <table:table-cell office:value-type="float" office:value="98.2">
                <text:p>9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.8">
                <text:p>0.8</text:p>
              </table:table-cell>
              <table:table-cell office:value-type="float" office:value="1.6">
                <text:p>1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.7">
                <text:p>0.7</text:p>
              </table:table-cell>
              <table:table-cell office:value-type="float" office:value="33.3">
                <text:p>33.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99.5">
                <text:p>99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5.2">
                <text:p>5.2</text:p>
              </table:table-cell>
              <table:table-cell office:value-type="float" office:value="45">
                <text:p>45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1.8">
                <text:p>1.8</text:p>
              </table:table-cell>
              <table:table-cell office:value-type="float" office:value="58.4">
                <text:p>58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93.6">
                <text:p>93.6</text:p>
              </table:table-cell>
              <table:table-cell office:value-type="float" office:value="96.7">
                <text:p>96.7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100">
                <text:p>100</text:p>
              </table:table-cell>
              <table:table-cell office:value-type="float" office:value="99.5">
                <text:p>99.5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13.7">
                <text:p>13.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34.5">
                <text:p>34.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">
                <text:p>0</text:p>
              </table:table-cell>
              <table:table-cell office:value-type="float" office:value="20.6">
                <text:p>20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4.5">
                <text:p>4.5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.1">
                <text:p>68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82.3">
                <text:p>82.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27.4">
                <text:p>27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100">
                <text:p>100</text:p>
              </table:table-cell>
              <table:table-cell office:value-type="float" office:value="99.2">
                <text:p>99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4.1">
                <text:p>4.1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